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w1</text:p>
          </table:table-cell>
          <table:table-cell table:number-columns-repeated="3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w2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w_out</text:p>
          </table:table-cell>
          <table:table-cell/>
          <table:table-cell office:value-type="string" calcext:value-type="string">
            <text:p>b_out</text:p>
          </table:table-cell>
          <table:table-cell/>
        </table:table-row>
        <table:table-row table:style-name="ro1">
          <table:table-cell office:value-type="string" calcext:value-type="string">
            <text:p>[4,1]</text:p>
          </table:table-cell>
          <table:table-cell/>
          <table:table-cell office:value-type="string" calcext:value-type="string">
            <text:p>[3,4]</text:p>
          </table:table-cell>
          <table:table-cell table:number-columns-repeated="3"/>
          <table:table-cell office:value-type="string" calcext:value-type="string">
            <text:p>[3]</text:p>
          </table:table-cell>
          <table:table-cell table:number-columns-repeated="2"/>
          <table:table-cell office:value-type="string" calcext:value-type="string">
            <text:p>[2,3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2,2]</text:p>
          </table:table-cell>
          <table:table-cell/>
          <table:table-cell office:value-type="string" calcext:value-type="string">
            <text:p>[2]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es</text:p>
          </table:table-cell>
          <table:table-cell table:number-columns-repeated="5"/>
          <table:table-cell office:value-type="string" calcext:value-type="string">
            <text:p>res</text:p>
          </table:table-cell>
          <table:table-cell table:number-columns-repeated="4"/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]*[.$A$6]+[.D6]*[.$A$7]+[.E6]*[.$A$8]+[.F6]*[.$A$9]+[.G6]" office:value-type="float" office:value="14" calcext:value-type="float">
            <text:p>14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6]*[.$H$6]+[.K6]*[.$H$7]+[.L6]*[.$H$8]+[.M6]" office:value-type="float" office:value="167" calcext:value-type="float">
            <text:p>16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6]*[.$N$6]+[.Q6]*[.$N$7]+[.R6]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7]*[.$A$6]+[.D7]*[.$A$7]+[.E7]*[.$A$8]+[.F7]*[.$A$9]+[.G7]" office:value-type="float" office:value="39" calcext:value-type="float">
            <text:p>3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7]*[.$H$6]+[.K7]*[.$H$7]+[.L7]*[.$H$8]+[.M7]" office:value-type="float" office:value="519" calcext:value-type="float">
            <text:p>519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P7]*[.$N$6]+[.Q7]*[.$N$7]+[.R7]"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]*[.$A$6]+[.D8]*[.$A$7]+[.E8]*[.$A$8]+[.F8]*[.$A$9]+[.G8]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14:49:19.317158746</meta:creation-date>
    <dc:date>2022-11-13T16:19:56.596876295</dc:date>
    <meta:editing-duration>PT1H19M37S</meta:editing-duration>
    <meta:editing-cycles>1</meta:editing-cycles>
    <meta:document-statistic meta:table-count="1" meta:cell-count="57" meta:object-count="0"/>
    <meta:generator>LibreOffice/6.4.7.2$Linux_X86_64 LibreOffice_project/40$Build-2</meta:generator>
  </office:meta>
</office:document-meta>
</file>